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2"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3"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5"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 style:parent-style-name="Normale" style:list-style-name="LFO1" style:family="paragraph">
      <style:paragraph-properties fo:margin-top="0.0694in" fo:margin-bottom="0.0694in" fo:line-height="100%"/>
    </style:style>
    <style:style style:name="T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9" style:parent-style-name="Normale" style:list-style-name="LFO1" style:family="paragraph">
      <style:paragraph-properties fo:margin-top="0.0694in" fo:margin-bottom="0.0694in" fo:line-height="100%"/>
    </style:style>
    <style:style style:name="T1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2" style:parent-style-name="Normale" style:list-style-name="LFO1" style:family="paragraph">
      <style:paragraph-properties fo:margin-top="0.0694in" fo:margin-bottom="0.0694in" fo:line-height="100%"/>
    </style:style>
    <style:style style:name="T1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5" style:parent-style-name="Normale" style:list-style-name="LFO1" style:family="paragraph">
      <style:paragraph-properties fo:margin-top="0.0694in" fo:margin-bottom="0.0694in" fo:line-height="100%"/>
    </style:style>
    <style:style style:name="T16"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8" style:parent-style-name="Normale" style:list-style-name="LFO1" style:family="paragraph">
      <style:paragraph-properties fo:margin-top="0.0694in" fo:margin-bottom="0.0694in" fo:line-height="100%"/>
    </style:style>
    <style:style style:name="T19"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1" style:parent-style-name="Normale" style:list-style-name="LFO1" style:family="paragraph">
      <style:paragraph-properties fo:margin-top="0.0694in" fo:margin-bottom="0.0694in" fo:line-height="100%"/>
    </style:style>
    <style:style style:name="T22"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4" style:parent-style-name="Normale" style:list-style-name="LFO1" style:family="paragraph">
      <style:paragraph-properties fo:margin-top="0.0694in" fo:margin-bottom="0.0694in" fo:line-height="100%"/>
    </style:style>
    <style:style style:name="T25"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7" style:parent-style-name="Normale" style:list-style-name="LFO1" style:family="paragraph">
      <style:paragraph-properties fo:margin-top="0.0694in" fo:margin-bottom="0.0694in" fo:line-height="100%"/>
    </style:style>
    <style:style style:name="T2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0" style:parent-style-name="Normale" style:list-style-name="LFO1" style:family="paragraph">
      <style:paragraph-properties fo:margin-top="0.0694in" fo:margin-bottom="0.0694in" fo:line-height="100%"/>
    </style:style>
    <style:style style:name="T3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3"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3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5"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3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7" style:parent-style-name="Normale" style:list-style-name="LFO1" style:family="paragraph">
      <style:paragraph-properties fo:margin-top="0.0694in" fo:margin-bottom="0.0694in" fo:line-height="100%"/>
    </style:style>
    <style:style style:name="T3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0" style:parent-style-name="Normale" style:list-style-name="LFO1" style:family="paragraph">
      <style:paragraph-properties fo:margin-top="0.0694in" fo:margin-bottom="0.0694in" fo:line-height="100%"/>
    </style:style>
    <style:style style:name="T4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3" style:parent-style-name="Normale" style:family="paragraph">
      <style:paragraph-properties fo:margin-top="0.0694in" fo:margin-bottom="0.0694in" fo:line-height="100%"/>
    </style:style>
    <style:style style:name="T4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5"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4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7"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48"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9"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50"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1"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52"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3"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54"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5"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5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7"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58"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9"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60"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h text:style-name="P1" text:outline-level="2">The PAC Learning Framework: Un riassunto</text:h>
      <text:h text:style-name="P2" text:outline-level="3">Introduzione</text:h>
      <text:p text:style-name="P3">Il capitolo 2 di "Foundations of Machine Learning" esplora il framework di apprendimento Probably Approximately Correct (PAC), un modello matematico che analizza l'apprendimento da esempi. Questo riassunto si concentra sui punti chiave del capitolo 2, inclusi i paragrafi 2.1, 2.2, ecc., fino alla fine, mantenendo la suddivisione in paragrafi per chiarezza.</text:p>
      <text:h text:style-name="P4" text:outline-level="3">2.1 Il modello di apprendimento PAC</text:h>
      <text:p text:style-name="P5">Il framework PAC definisce l'apprendimento come la ricerca di una ipotesi che approssimi con buona probabilità un concetto sconosciuto, dato un insieme di esempi. L'obiettivo è che l'ipotesi abbia un piccolo errore di generalizzazione, ovvero un basso errore su nuovi esempi estratti dalla stessa distribuzione di quelli di training. Il modello PAC introduce i seguenti concetti chiave:</text:p>
      <text:list text:style-name="LFO1" text:continue-numbering="true">
        <text:list-item>
          <text:p text:style-name="P6"><text:span text:style-name="T7">Spazio di input (X):</text:span><text:span text:style-name="T8"><text:s/>L'insieme di tutti i possibili esempi o istanze.</text:span></text:p>
        </text:list-item>
        <text:list-item>
          <text:p text:style-name="P9"><text:span text:style-name="T10">Spazio delle etichette (Y):</text:span><text:span text:style-name="T11"><text:s/>L'insieme di tutte le possibili etichette o valori target. In questo capitolo, si considera Y = {0, 1} per la classificazione binaria.</text:span></text:p>
        </text:list-item>
        <text:list-item>
          <text:p text:style-name="P12"><text:span text:style-name="T13">Concetto (c):</text:span><text:span text:style-name="T14"><text:s/>Una funzione da X a Y, o equivalentemente un sottoinsieme di X per cui la funzione assume valore 1.</text:span></text:p>
        </text:list-item>
        <text:list-item>
          <text:p text:style-name="P15"><text:span text:style-name="T16">Classe di concetto (C):</text:span><text:span text:style-name="T17"><text:s/>Un insieme di concetti che si desidera apprendere, ad esempio l'insieme di tutti i triangoli nel piano.</text:span></text:p>
        </text:list-item>
        <text:list-item>
          <text:p text:style-name="P18"><text:span text:style-name="T19">Distribuzione (D):</text:span><text:span text:style-name="T20"><text:s/>Una distribuzione di probabilità sconosciuta su X da cui gli esempi sono estratti in modo indipendente e identicamente distribuito (i.i.d.).</text:span></text:p>
        </text:list-item>
        <text:list-item>
          <text:p text:style-name="P21"><text:span text:style-name="T22">Errore di generalizzazione (R(h)):</text:span><text:span text:style-name="T23"><text:s/>La probabilità che una ipotesi h classifichi erroneamente un esempio estratto da D.</text:span></text:p>
        </text:list-item>
        <text:list-item>
          <text:p text:style-name="P24"><text:span text:style-name="T25">Ipotesi (h):</text:span><text:span text:style-name="T26"><text:s/>Una funzione da X a Y che il modello apprende dai dati.</text:span></text:p>
        </text:list-item>
        <text:list-item>
          <text:p text:style-name="P27"><text:span text:style-name="T28">Spazio delle ipotesi (H):</text:span><text:span text:style-name="T29"><text:s/>L'insieme di tutte le possibili ipotesi considerate dal modello.</text:span></text:p>
        </text:list-item>
        <text:list-item>
          <text:p text:style-name="P30"><text:span text:style-name="T31">Esempio etichettato:</text:span><text:span text:style-name="T32"><text:s/>Una coppia (x, y) dove x<text:s/></text:span><text:span text:style-name="T33">∈</text:span><text:span text:style-name="T34"><text:s/>X e y<text:s/></text:span><text:span text:style-name="T35">∈</text:span><text:span text:style-name="T36"><text:s/>Y.</text:span></text:p>
        </text:list-item>
        <text:list-item>
          <text:p text:style-name="P37"><text:span text:style-name="T38">Campione (S):</text:span><text:span text:style-name="T39"><text:s/>Un insieme di m esempi etichettati estratti in modo i.i.d. da D.</text:span></text:p>
        </text:list-item>
        <text:list-item>
          <text:p text:style-name="P40"><text:span text:style-name="T41">Errore empirico (R̂(h, S)):</text:span><text:span text:style-name="T42"><text:s/>La frazione di esempi in S classificati erroneamente da h.</text:span></text:p>
        </text:list-item>
      </text:list>
      <text:p text:style-name="P43"><text:span text:style-name="T44">Un algoritmo di apprendimento PAC riceve un campione S e restituisce una ipotesi h<text:s/></text:span><text:span text:style-name="T45">∈</text:span><text:span text:style-name="T46"><text:s/>H. L'algoritmo è detto PAC-learnable se, per ogni ε &gt; 0 e δ &gt; 0, esiste un numero di esempi m polinomiale in 1/ε, 1/δ, la dimensione di rappresentazione di un punto in X e la dimensione di rappresentazione di un concetto in C, tale che con probabilità almeno 1-δ, l'errore di generalizzazione di h sia minore o uguale a ε. Se l'algoritmo ha anche complessità temporale polinomiale nelle stesse quantità, allora C è detto efficientemente PAC-learnable.</text:span></text:p>
      <text:h text:style-name="P47" text:outline-level="3">2.2 Garanzie per insiemi di ipotesi finiti - Caso consistente</text:h>
      <text:p text:style-name="P48">Nel caso di un insieme di ipotesi finito H e di un algoritmo consistente (ovvero un algoritmo che trova sempre una ipotesi in H con errore empirico nullo), la complessità del campione, ovvero il numero di esempi necessari per garantire un apprendimento PAC, è limitata da un termine logaritmico nella dimensione di H e da un termine lineare in 1/ε e logaritmico in 1/δ. Questo dimostra che, in questo caso, un algoritmo consistente è un algoritmo di apprendimento PAC.</text:p>
      <text:h text:style-name="P49" text:outline-level="3">2.3 Garanzie per insiemi di ipotesi finiti - Caso inconsistente</text:h>
      <text:soft-page-break/>
      <text:p text:style-name="P50">Nel caso più generale, potrebbe non esistere un'ipotesi in H con errore empirico nullo. In questo caso, si parla di scenario stocastico, in cui l'etichetta di un esempio può essere una funzione probabilistica dell'input. In questo scenario, l'obiettivo è trovare l'ipotesi in H che minimizza l'errore di generalizzazione. Il framework di apprendimento PAC in questo scenario è noto come agnostic PAC-learning.</text:p>
      <text:h text:style-name="P51" text:outline-level="3">2.4 Generalità</text:h>
      <text:p text:style-name="P52">Questa sezione discute due importanti concetti generali nel contesto dell'apprendimento PAC:</text:p>
      <text:h text:style-name="P53" text:outline-level="4">2.4.1 Scenari deterministici vs. stocastici</text:h>
      <text:p text:style-name="P54">Si distinguono due scenari di apprendimento in base alla relazione tra input ed etichetta: deterministico, dove l'etichetta è una funzione deterministica dell'input, e stocastico, dove l'etichetta è una funzione probabilistica dell'input. Lo scenario stocastico è più realistico per molti problemi del mondo reale.</text:p>
      <text:h text:style-name="P55" text:outline-level="4">2.4.2 Errore di Bayes e rumore</text:h>
      <text:p text:style-name="P56">L'errore di Bayes rappresenta l'errore minimo ottenibile da qualsiasi classificatore per un dato problema di apprendimento. La differenza tra l'errore di generalizzazione di un classificatore e l'errore di Bayes è dovuta al rumore intrinseco nei dati. Il rumore è una caratteristica del problema di apprendimento e indica il suo livello di difficoltà.</text:p>
      <text:h text:style-name="P57" text:outline-level="3">2.5 Note del capitolo</text:h>
      <text:p text:style-name="P58">Questa sezione fornisce riferimenti bibliografici e approfondimenti su alcuni dei concetti presentati nel capitolo, inclusi il framework di apprendimento PAC, la complessità di Rademacher, la dimensione VC e il principio del rasoio di Occam.</text:p>
      <text:h text:style-name="P59" text:outline-level="3">2.6 Esercizi</text:h>
      <text:p text:style-name="P60">Questa sezione presenta una serie di esercizi per approfondire la comprensione dei concetti del capitolo, coprendo argomenti come la variante a due oracoli del modello PAC, l'apprendimento di iper-rettangoli, cerchi concentrici e non concentrici, triangoli, apprendimento in presenza di rumore e altri.</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15T16:17:00Z</meta:creation-date>
    <dc:date>2024-06-15T16:18:00Z</dc:date>
    <meta:template xlink:href="Normal" xlink:type="simple"/>
    <meta:editing-cycles>1</meta:editing-cycles>
    <meta:editing-duration>PT60S</meta:editing-duration>
    <meta:document-statistic meta:page-count="2" meta:paragraph-count="9" meta:word-count="738" meta:character-count="4939" meta:row-count="35" meta:non-whitespace-character-count="4210"/>
  </office:meta>
</office:document-meta>
</file>